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76cm" style:contextual-spacing="false" fo:line-height="100%" fo:text-align="justify" style:justify-single-word="false"/>
    </style:style>
    <style:style style:name="P2" style:family="paragraph" style:parent-style-name="Standard">
      <style:paragraph-properties fo:margin-top="0.049cm" fo:margin-bottom="0.176cm" style:contextual-spacing="false" fo:line-height="100%"/>
      <style:text-properties style:font-name-asian="Times New Roman1" style:language-asian="es" style:country-asian="ES" style:font-name-complex="Calibri1"/>
    </style:style>
    <style:style style:name="P3" style:family="paragraph" style:parent-style-name="Standard" style:master-page-name="Standard">
      <style:paragraph-properties fo:margin-top="0.049cm" fo:margin-bottom="0.176cm" style:contextual-spacing="false" fo:line-height="100%" style:page-number="auto"/>
    </style:style>
    <style:style style:name="P4" style:family="paragraph" style:parent-style-name="Standard">
      <style:paragraph-properties fo:margin-top="0.049cm" fo:margin-bottom="0.176cm" style:contextual-spacing="false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5" style:family="paragraph" style:parent-style-name="Standard">
      <style:paragraph-properties fo:margin-top="0.049cm" fo:margin-bottom="0.176cm" style:contextual-spacing="false" fo:line-height="100%" fo:text-align="justify" style:justify-single-word="false"/>
      <style:text-properties style:text-underline-style="none" fo:font-weight="normal" style:font-weight-asian="normal" style:font-name-complex="Calibri1" style:font-weight-complex="normal"/>
    </style:style>
    <style:style style:name="P6" style:family="paragraph" style:parent-style-name="Standard">
      <style:paragraph-properties fo:margin-top="0.049cm" fo:margin-bottom="0.176cm" style:contextual-spacing="false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7" style:family="paragraph" style:parent-style-name="Standard" style:list-style-name="WWNum1">
      <style:paragraph-properties fo:margin-top="0.049cm" fo:margin-bottom="0.176cm" style:contextual-spacing="false" fo:line-height="100%"/>
      <style:text-properties style:font-name-asian="Times New Roman1" style:language-asian="es" style:country-asian="ES" style:font-name-complex="Calibri1"/>
    </style:style>
    <style:style style:name="P8" style:family="paragraph" style:parent-style-name="Standard">
      <style:paragraph-properties fo:margin-top="0.049cm" fo:margin-bottom="0.176cm" style:contextual-spacing="false" fo:line-height="100%" fo:text-align="justify" style:justify-single-word="false"/>
      <style:text-properties officeooo:rsid="0016387e" officeooo:paragraph-rsid="0016387e" style:font-name-asian="Times New Roman1" style:language-asian="es" style:country-asian="ES" style:font-name-complex="Calibri1"/>
    </style:style>
    <style:style style:name="P9" style:family="paragraph" style:parent-style-name="Standard">
      <style:paragraph-properties fo:margin-top="0.049cm" fo:margin-bottom="0.176cm" style:contextual-spacing="false" fo:line-height="100%" fo:text-align="justify" style:justify-single-word="false"/>
      <style:text-properties officeooo:paragraph-rsid="0016387e"/>
    </style:style>
    <style:style style:name="T1" style:family="text">
      <style:text-properties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3" style:family="text">
      <style:text-properties officeooo:rsid="0016387e"/>
    </style:style>
    <style:style style:name="T4" style:family="text">
      <style:text-properties officeooo:rsid="0018150e"/>
    </style:style>
    <style:style style:name="T5" style:family="text">
      <style:text-properties officeooo:rsid="001822df"/>
    </style:style>
    <style:style style:name="T6" style:family="text">
      <style:text-properties officeooo:rsid="00198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ublicación del <text:s/></text:span><text:span text:style-name="T2">Servicio Web del Callejero en Platina</text:span></text:p>
      <text:p text:style-name="P4"/>
      <text:p text:style-name="P5"><text:span text:style-name="T3">En el contexto de implantación del Bus de Interoperabilidad de la Consejería de Hacienda y Administración Pública, se ha procedido a la publicación de los Servicios Web del Sistema de Información Geográfica Corporativo de la Junta de Andalucía.</text:span></text:p>
      <text:p text:style-name="P6"><text:span text:style-name="T3">Est</text:span>os servicios son un conjunto de <text:span text:style-name="T3">primitivas</text:span> que ofrecen diferentes funcionalidades relacionadas con el Callejero Digital de Andalucía y que permiten que <text:span text:style-name="T3">las aplicaciones puedan explotar de forma rápida y sencilla los datos residentes en dicho sistema de información.</text:span></text:p>
      <text:p text:style-name="P6">Entre los servicios que el callejero proporcionan se encuentran:</text:p>
      <text:list xml:id="list7921659954601627916" text:style-name="WWNum1">
        <text:list-item>
          <text:p text:style-name="P7">Geocodificador de direcciones postales.</text:p>
        </text:list-item>
        <text:list-item>
          <text:p text:style-name="P7">Normalizador de direcciones postales.</text:p>
        </text:list-item>
        <text:list-item>
          <text:p text:style-name="P7">Obtención de municipios de una provincia.</text:p>
        </text:list-item>
        <text:list-item>
          <text:p text:style-name="P7">Localización de núcleos de población.</text:p>
        </text:list-item>
        <text:list-item>
          <text:p text:style-name="P7">Localización de sedes.</text:p>
        </text:list-item>
        <text:list-item>
          <text:p text:style-name="P7">Localización de edificios.</text:p>
        </text:list-item>
      </text:list>
      <text:p text:style-name="P2"/>
      <text:p text:style-name="P8">Al haberse realizado la publicación de estos servicios en el Bus de Interoperabilidad se les ha dotado de facilidades tales como monitorización activa, alertas o estadísticas de accesos que permitirán a los responsables de <text:span text:style-name="T4">su</text:span> gestión <text:span text:style-name="T4">y explotación productiva </text:span>conocer de manera veraz el uso y consumo realizado y <text:span text:style-name="T5">su</text:span> comportamiento en lo que a tiempos de respuesta y fiabilidad se refiere.</text:p>
      <text:p text:style-name="P8">Adicionalmente a los trabajos de publicación realizados se ha configurado un adaptador para los mismos de manera que también resultará posible acceder a dichos servicios mediante el protocolo REST con la posibilidad de utilizar JSON para el intercambio de los datos. <text:s/>Esta interfaz adicional para acceder a los datos del Sistema de Información Geográfica Corporativa permitirá la explotación de los mismos de manera más rapida y eficiente <text:span text:style-name="T6">algo especialmente valorado cuando es necesario emplear</text:span> terminales con limitaciones en lo que a transmisión de datos se refiere, como por ejemplo dispositivos móviles, y ha supuesto la eliminación de un problema previamente identificado por la Dirección de Proyecto del SIGC sin necesidad de realizar ninguna modificación en sus servicios publicados gracias a la potencia y versatilidad que supone la publicación de los mismos a través de un Bus de Interoperabilidad.</text:p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176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meta:editing-cycles>5</meta:editing-cycles>
    <meta:creation-date>2014-11-19T12:17:00</meta:creation-date>
    <dc:date>2014-11-20T12:23:57.571834637</dc:date>
    <meta:editing-duration>PT2M12S</meta:editing-duration>
    <meta:generator>LibreOffice/4.2.7.2$Linux_X86_64 LibreOffice_project/420m0$Build-2</meta:generator>
    <meta:document-statistic meta:table-count="0" meta:image-count="0" meta:object-count="0" meta:page-count="1" meta:paragraph-count="12" meta:word-count="325" meta:character-count="2131" meta:non-whitespace-character-count="18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